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text-properties officeooo:rsid="00c7a362" officeooo:paragraph-rsid="00c7a362"/>
    </style:style>
    <style:style style:name="P2" style:family="paragraph" style:parent-style-name="Header">
      <style:paragraph-properties fo:text-align="start" style:justify-single-word="false"/>
      <style:text-properties officeooo:rsid="00c7a362" officeooo:paragraph-rsid="00c7a362"/>
    </style:style>
    <style:style style:name="P3" style:family="paragraph" style:parent-style-name="Text_20_body">
      <style:text-properties officeooo:rsid="0194f0dd"/>
    </style:style>
    <style:style style:name="P4" style:family="paragraph" style:parent-style-name="Text_20_body">
      <style:text-properties officeooo:rsid="019de11b" officeooo:paragraph-rsid="019de11b"/>
    </style:style>
    <style:style style:name="P5" style:family="paragraph" style:parent-style-name="Text_20_body">
      <style:text-properties officeooo:rsid="019f401c" officeooo:paragraph-rsid="019f401c"/>
    </style:style>
    <style:style style:name="P6" style:family="paragraph" style:parent-style-name="Text_20_body">
      <style:text-properties officeooo:rsid="01a15628" officeooo:paragraph-rsid="019f401c"/>
    </style:style>
    <style:style style:name="P7" style:family="paragraph" style:parent-style-name="Text_20_body">
      <style:text-properties officeooo:rsid="01a15628" officeooo:paragraph-rsid="01a15628"/>
    </style:style>
    <style:style style:name="P8" style:family="paragraph" style:parent-style-name="Text_20_body">
      <style:text-properties officeooo:rsid="0194f0dd"/>
    </style:style>
    <style:style style:name="P9" style:family="paragraph" style:parent-style-name="Text_20_body">
      <style:text-properties officeooo:rsid="01a41b30" officeooo:paragraph-rsid="01a41b30"/>
    </style:style>
    <style:style style:name="P10" style:family="paragraph" style:parent-style-name="Text_20_body">
      <style:text-properties officeooo:rsid="01a5a205" officeooo:paragraph-rsid="01a5a205"/>
    </style:style>
    <style:style style:name="P11" style:family="paragraph" style:parent-style-name="Text_20_body">
      <style:text-properties officeooo:rsid="01a69b19" officeooo:paragraph-rsid="01a69b19"/>
    </style:style>
    <style:style style:name="P12" style:family="paragraph" style:parent-style-name="Text_20_body">
      <style:text-properties officeooo:rsid="01a6deac" officeooo:paragraph-rsid="01a6deac"/>
    </style:style>
    <style:style style:name="P13" style:family="paragraph" style:parent-style-name="Text_20_body">
      <style:text-properties officeooo:rsid="01ab1349" officeooo:paragraph-rsid="01acbffc"/>
    </style:style>
    <style:style style:name="P14" style:family="paragraph" style:parent-style-name="Text_20_body">
      <style:text-properties officeooo:rsid="01add43c" officeooo:paragraph-rsid="01add43c"/>
    </style:style>
    <style:style style:name="P15" style:family="paragraph" style:parent-style-name="Text_20_body">
      <style:text-properties officeooo:rsid="01b0af2e" officeooo:paragraph-rsid="01b0af2e"/>
    </style:style>
    <style:style style:name="P16" style:family="paragraph" style:parent-style-name="Text_20_body">
      <style:text-properties officeooo:rsid="01b17b39" officeooo:paragraph-rsid="01b17b39"/>
    </style:style>
    <style:style style:name="P17" style:family="paragraph" style:parent-style-name="Text_20_body" style:list-style-name="L1">
      <style:text-properties style:font-name="Comic Sans MS" fo:font-size="11pt" officeooo:rsid="01b17b39" officeooo:paragraph-rsid="01b17b39" style:font-size-asian="11pt" style:font-size-complex="11pt"/>
    </style:style>
    <style:style style:name="P18" style:family="paragraph" style:parent-style-name="Text_20_body">
      <style:paragraph-properties fo:margin-left="1.27cm" fo:margin-right="0cm" fo:text-indent="0cm" style:auto-text-indent="false"/>
      <style:text-properties officeooo:rsid="01a15628" officeooo:paragraph-rsid="01a15628"/>
    </style:style>
    <style:style style:name="T1" style:family="text">
      <style:text-properties officeooo:rsid="0198fc0b"/>
    </style:style>
    <style:style style:name="T2" style:family="text">
      <style:text-properties officeooo:rsid="019c294a"/>
    </style:style>
    <style:style style:name="T3" style:family="text">
      <style:text-properties officeooo:rsid="019f401c"/>
    </style:style>
    <style:style style:name="T4" style:family="text">
      <style:text-properties officeooo:rsid="01a05f1a"/>
    </style:style>
    <style:style style:name="T5" style:family="text">
      <style:text-properties fo:color="#ff0000"/>
    </style:style>
    <style:style style:name="T6" style:family="text">
      <style:text-properties officeooo:rsid="01a546b5"/>
    </style:style>
    <style:style style:name="T7" style:family="text">
      <style:text-properties officeooo:rsid="01a65a70"/>
    </style:style>
    <style:style style:name="T8" style:family="text">
      <style:text-properties officeooo:rsid="01a9737c"/>
    </style:style>
    <style:style style:name="T9" style:family="text">
      <style:text-properties officeooo:rsid="01acbffc"/>
    </style:style>
    <style:style style:name="T10" style:family="text">
      <style:text-properties officeooo:rsid="01af6869"/>
    </style:style>
    <style:style style:name="T11" style:family="text">
      <style:text-properties officeooo:rsid="01b17b39"/>
    </style:style>
    <style:style style:name="T12" style:family="text">
      <style:text-properties officeooo:rsid="01b1efbe"/>
    </style:style>
    <style:style style:name="T13" style:family="text">
      <style:text-properties style:font-name="Comic Sans MS" officeooo:rsid="01b17b39"/>
    </style:style>
    <style:style style:name="T14" style:family="text">
      <style:text-properties style:font-name="Comic Sans MS" fo:font-size="11pt" officeooo:rsid="01b17b39" style:font-size-asian="11pt" style:font-size-complex="11pt"/>
    </style:style>
    <text:list-style style:name="L1">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2">Ejercicios</text:span> <text:span text:style-name="T1">de bucles</text:span></text:h>
      <text:p text:style-name="P3"/>
      <text:h text:style-name="Heading_20_2" text:outline-level="2">Bucles while</text:h>
      <text:p text:style-name="P11"/>
      <text:p text:style-name="P10"><text:span text:style-name="T7">1</text:span>.- Crea un programa que pida un carácter al usuario. A continuación lo escribirá 100 veces.</text:p>
      <text:p text:style-name="P10"/>
      <text:p text:style-name="P10"><text:span text:style-name="T7">2</text:span>.- Modifica el programa anterior para que pida un carácter y también el número de veces que queremos repetirlo.</text:p>
      <text:p text:style-name="P3"/>
      <text:p text:style-name="P9"><text:span text:style-name="T7">3</text:span>.- Escribe una aplicación que <text:span text:style-name="T6">pregunte repetidamente un número entero hasta que el usuario escriba un valor entre 1 y 10. A continuación el programa escribirá un mensaje informando del número introducido.</text:span></text:p>
      <text:p text:style-name="P9"/>
      <text:p text:style-name="P12">4.- Escribe una aplicación que pregunte al usuario un número entre 1 y 5. Si responde "3", se le felicitará por haber acertado. Si no, se le seguirá pidiendo más números. </text:p>
      <text:p text:style-name="P12"/>
      <text:p text:style-name="P4"><text:span text:style-name="T8">5</text:span>.- <text:span text:style-name="T3">Escribe un programa que solicite un número al usuario y, a continuación, muestre la tabla de multiplicar de ese número.</text:span></text:p>
      <text:p text:style-name="P4"/>
      <text:p text:style-name="P13"><text:span text:style-name="T9">6</text:span>.- Crea un programa que <text:span text:style-name="T9">escriba todos los números pares menores de 200.</text:span></text:p>
      <text:p text:style-name="P13"/>
      <text:p text:style-name="P13"><text:span text:style-name="T9">7.- Crea un programa que escriba los 50 primeros números pares.</text:span> </text:p>
      <text:p text:style-name="P13"/>
      <text:p text:style-name="P14">8.- Crea un programa que muestre todos los números impares menores de 200.</text:p>
      <text:p text:style-name="P4"/>
      <text:p text:style-name="P5"><text:span text:style-name="T10">9</text:span>.- <text:span text:style-name="T4">Escribe un programa que calcule el resto de una división entre enteros con el procedimiento de ir restando repetidamente el divisor del dividendo hasta que el resultado es menor que el divisor.</text:span></text:p>
      <text:p text:style-name="P6"/>
      <text:p text:style-name="P7">Ejemplo de esta operación:<text:tab/>20 % 6</text:p>
      <text:p text:style-name="P7"/>
      <text:p text:style-name="P18">20 - 6 = 14</text:p>
      <text:p text:style-name="P18">14 – 6 = 8</text:p>
      <text:p text:style-name="P18">8 – 6 = <text:span text:style-name="T5">2</text:span><text:tab/>Ahí paramos, ya que la resta da un número menor que 6. El resto vale 2.</text:p>
      <text:p text:style-name="P7"><text:s/></text:p>
      <text:p text:style-name="P7"/>
      <text:p text:style-name="P7"/>
      <text:p text:style-name="P15"><text:soft-page-break/>10.- Trivial. Escribe una aplicación que haga una pregunta y muestre un menú con cuatro posible respuestas <text:span text:style-name="T11">numeradas</text:span>. <text:span text:style-name="T11">Por ejemplo:</text:span></text:p>
      <text:p text:style-name="P15"/>
      <text:p text:style-name="P15"><text:tab/><text:span text:style-name="T14">¿Cómo se escribe 30 en hexadecimal?</text:span></text:p>
      <text:list xml:id="list168334766881757992" text:style-name="L1">
        <text:list-item>
          <text:p text:style-name="P17">1E</text:p>
        </text:list-item>
        <text:list-item>
          <text:p text:style-name="P17">2F</text:p>
        </text:list-item>
        <text:list-item>
          <text:p text:style-name="P17">33</text:p>
        </text:list-item>
        <text:list-item>
          <text:p text:style-name="P17">Ninguno de los anteriores.</text:p>
        </text:list-item>
      </text:list>
      <text:p text:style-name="P7"/>
      <text:p text:style-name="P16">Si el número introducido por el usuario no está entre <text:span text:style-name="T12">uno</text:span> y cuatro, se le volverá a repetir la pregunta hasta que lo esté. Finalmente se le dirá si ha acertado o fallado.</text:p>
      <text:p text:style-name="P7"/>
      <text:p text:style-name="P7"/>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000099" fo:font-size="115%" fo:font-weight="normal"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ff0000" fo:font-size="105%" fo:font-weight="normal"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3pt" fo:font-weight="normal" style:font-size-asian="14pt" style:font-weight-asian="bold" style:font-size-complex="14pt" style:font-weight-complex="bold"/>
    </style:style>
    <style:style style:name="Header" style:family="paragraph" style:parent-style-name="Standard" style:class="extra"/>
    <style:style style:name="Table_20_Contents" style:display-name="Tabl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rsid="00c7a362" officeooo:paragraph-rsid="00c7a362"/>
    </style:style>
    <style:style style:name="MP2" style:family="paragraph" style:parent-style-name="Header">
      <style:paragraph-properties fo:text-align="start" style:justify-single-word="false"/>
      <style:text-properties officeooo:rsid="00c7a362" officeooo:paragraph-rsid="00c7a36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draw:fill="none"/>
      </style:header-style>
      <style:footer-style/>
    </style:page-layout>
  </office:automatic-styles>
  <office:master-styles>
    <style:master-page style:name="Standard" style:page-layout-name="Mpm1">
      <style:header>
        <text:p text:style-name="MP1"><text:page-number text:select-page="current">3</text:page-number></text:p>
      </style:header>
      <style:header-left>
        <text:p text:style-name="MP2"><text:page-number text:select-page="current">2</text:page-number></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7H15M11S</meta:editing-duration>
    <meta:editing-cycles>406</meta:editing-cycles>
    <meta:generator>LibreOffice/4.4.5.2$Windows_x86 LibreOffice_project/a22f674fd25a3b6f45bdebf25400ed2adff0ff99</meta:generator>
    <dc:date>2015-10-29T19:16:59.119000000</dc:date>
    <meta:print-date>2015-09-29T11:06:49.653000000</meta:print-date>
    <meta:document-statistic meta:table-count="0" meta:image-count="0" meta:object-count="0" meta:page-count="3" meta:paragraph-count="25" meta:word-count="302" meta:character-count="1656" meta:non-whitespace-character-count="1376"/>
    <meta:user-defined meta:name="Info 1"/>
    <meta:user-defined meta:name="Info 2"/>
    <meta:user-defined meta:name="Info 3"/>
    <meta:user-defined meta:name="Info 4"/>
  </office:meta>
</office:document-meta>
</file>